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1pt" officeooo:rsid="00009179" officeooo:paragraph-rsid="00009179" style:font-size-asian="11pt" style:font-size-complex="11pt"/>
    </style:style>
    <style:style style:name="P2" style:family="paragraph" style:parent-style-name="Preformatted_20_Text">
      <style:text-properties fo:font-size="11pt" officeooo:rsid="00009179" officeooo:paragraph-rsid="00009179" style:font-size-asian="11pt" style:font-size-complex="11pt"/>
    </style:style>
    <style:style style:name="P3" style:family="paragraph" style:parent-style-name="Preformatted_20_Text" style:list-style-name="L1">
      <style:text-properties fo:font-size="11pt" officeooo:rsid="00009179" officeooo:paragraph-rsid="00009179" style:font-size-asian="11pt" style:font-size-complex="11pt"/>
    </style:style>
    <style:style style:name="P4" style:family="paragraph" style:parent-style-name="Preformatted_20_Text">
      <style:text-properties fo:font-size="11pt" fo:font-weight="bold" officeooo:rsid="00009179" officeooo:paragraph-rsid="00009179" style:font-size-asian="11pt" style:font-weight-asian="bold" style:font-size-complex="11pt" style:font-weight-complex="bold"/>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ÇÂO – TP ALLEGRO</text:p>
      <text:p text:style-name="P2"/>
      <text:p text:style-name="P2">Nome: Matheus Felipe Eduardo Barbosa</text:p>
      <text:p text:style-name="P2">Disciplina: Algoritmos e Estruturas de Dados I</text:p>
      <text:p text:style-name="P2">Professor: Pedro O.S. Vaz de Melo</text:p>
      <text:p text:style-name="P2"/>
      <text:p text:style-name="P4">Como o jogo funciona</text:p>
      <text:p text:style-name="P2"/>
      <text:p text:style-name="P2"><text:tab/>O jogo tem funcionamento bem parecido ao dos bombermans originais. No menu, as setas para esquerda e direita do teclado mudam a fase selecionada, a tecla enter e a tecla z iniciam o jogo. No jogo as setas direcionais controlam para onde o personagem se move, e o botão z larga uma bomba na posição do personagem. O inimigos se movem aleatoriamente pelo mapa e caso encostem no jogador, ele morre e o jogo acaba. As bombas explodem inicialmente com o alcance de um bloco para cada lado. Se o fogo atingir os inimigos, eles morrem, assim como o jogador também morre se for atingido por sua própria bomba. Caso o fogo da bomba atinga algum dos blocos destrutíveis do mapa, eles podem revelar itens escondidos. Ao passar por cima destes itens o jogador ativa o efeito do item, podendo ficar mais poderoso, adquirindo mais bombas, ou aumentando o poder delas, mas também pode pegar um item de confusão e inverter seus controles. O jogador vence ao conseguir explodir todos os inimigos da tela.</text:p>
      <text:p text:style-name="P4"/>
      <text:p text:style-name="P4">Estruturas de Dados</text:p>
      <text:p text:style-name="P2"/>
      <text:p text:style-name="P2"><text:tab/>Para construir o jogo, foram criadas e definidas 4 novas estruturas de dados. A primeira delas, guarda a posição de um elemento na tela, através de sua coordenada x e y. A segunda se chama player e representa todo e qualquer personagem na tela, seja inimigo ou não. Esta guarda informações como a posicao do player, se esta vivo, se esta morrendo, sua velocidade ou seu bitmap. Nem todas estas informações se aplicam a todos os players. A terceira se chama inimigo e estende a struct player. Esta guarda informações adicionais que são necessárias para o inimigo, como o delay de seu movimento. A última se chama Bomba e representa as bombas que são soltas pelo player. Guarda informações como o tempo para a bomba explodir e seu alcance, por exemplo.</text:p>
      <text:p text:style-name="P2"><text:tab/>Também e interessante documentar que o mapa do jogo é representado por um vetor de duas matrizes de números inteiros que representam os tiles(blocos) do jogo. A matriz na posição 0 do vetor representa os blocos da base do mapa. Esta é populada no momento da sua inicialização com os blocos desejados e é populada somente com blocos estáticos. A matriz na posição 1 do vetor representa os blocos que sobreporão a base do mapa, e a matriz superior. Esta matriz é inicialmente populada com 0 em todas as posições, e a medida que o jogo funciona suas entradas são alteradas. Nesta matriz são representados todos os tiles que são voláteis, que podem desaparecer, como bombas, fogo, e blocos destrutíveis. <text:s text:c="2"/></text:p>
      <text:p text:style-name="P2"><text:tab/> </text:p>
      <text:p text:style-name="P4">Como o código funciona</text:p>
      <text:p text:style-name="P2"><text:tab/></text:p>
      <text:p text:style-name="P2"><text:tab/>O programa principal é basicamente dividido em três grandes partes: a parte de menu/declarações/inicialização, a primeira parte do loop principal onde os eventos são captados, e segunda parte do loop onde as informações do jogo são atualizadas.</text:p>
      <text:p text:style-name="P2"><text:tab/>Na primeira seção, todos os atributos e estruturas necessárias para o funcionamento do jogo são inicializadas. Primeiramente há um pequeno loop onde um menu será mostrado ao usuário para selecionar a fase em que quer jogar. Baseado na fase selecionada, os vetores de bitmaps serão <text:soft-page-break/>preenchidos com as imagens da fase correspondente. Além disso algumas funções são chamadas, como a função que preenche o mapa com blocos destrutíveis aleatoriamente, funções que preenchem inicialmente o player e os inimigos, e a função que inicia os elementos do Allegro.</text:p>
      <text:p text:style-name="P2"><text:tab/>Na segunda seção, no interior do loop, são captadas os eventos disparados pelo teclado, pela janela ou pelo timer do Allegro. Primeiramente são testados os eventos de timer. Cada vez que o timer do Allegro aumenta, algumas variáveis do jogo são alteradas. Entre elas, caso as bombas ou seu fogo estejam ativos, seu tempo diminui. Também é alterado o tempo do delay de movimento dos inimigos e os sprites(animação) dos elementos do jogo são alterados iterativamente.</text:p>
      <text:p text:style-name="P2"><text:tab/>Ainda na segunda seção, serão tratados os eventos de teclado que foram captados pelo Allegro. Estes eventos são responsáveis por permitir que o jogador tenha controle sobre o seu personagem, podendo se mover para todos os lados ou soltar bombas.</text:p>
      <text:p text:style-name="P2"><text:tab/>Na terceira seção do código, ficam algumas atualizações do estado do jogo. Nessa parte, as variáveis e propriedades alteradas pelo eventos captados, serão tratadas e transformadas em informações que atualizam o estado do jogo. Ou seja, se por exemplo o jogador apertou a tecla para cima. Na seção de eventos, as propriedades do jogador serão alteradas de modo que ele se vire pra cima. Porém é nesta terceira seção do código que a direção que o jogador está virado será lida, e assim sera mostrado na tela o jogador se virando. Então é nesta seção em que se localizam as rotinas do jogo que não são diretamente ativadas por eventos.</text:p>
      <text:p text:style-name="P2"><text:tab/>Ainda no final, após o fechamento do loop, há a uma pequena seção para o tratamento da pontuação e para as rotinas de fim de jogo. </text:p>
      <text:p text:style-name="P2"/>
      <text:p text:style-name="P4">Funções</text:p>
      <text:p text:style-name="P2"/>
      <text:list xml:id="list383900455553923326" text:style-name="L1">
        <text:list-item>
          <text:p text:style-name="P3"><text:span text:style-name="T1">int inicia():</text:span> Esta função é responsável por criar e inicializar os recursos do Allegro necessários para o funcionamento do jogo. Ela retorna 0 caso todos os recursos tenham sidos iniciados com sucesso e 1 caso ocorra algum erro.</text:p>
        </text:list-item>
        <text:list-item>
          <text:p text:style-name="P3"><text:span text:style-name="T1">void desenhaMapaBase(int x, int y):</text:span> Esta é a função responsável por traduzir a matriz base de tiles, e os desenhá-los na tela de forma correta. Recebe dois inteiros que representam onde o mapa será desenhado, e através de um laço for, toda a matriz(global) é lida e, em cada entrada, é desenhado o bitmap correspondente do vetor de bitmaps. Por exemplo, se a matriz tem uma entrada 20, a posição 20 do vetor de bitmaps será desenhada;</text:p>
        </text:list-item>
        <text:list-item>
          <text:p text:style-name="P3"><text:span text:style-name="T1">void desenhaMapaSup(int x, int y):</text:span> Funciona de forma similar a anterior, porem com a matriz superior de tiles;</text:p>
        </text:list-item>
        <text:list-item>
          <text:p text:style-name="P3"><text:span text:style-name="T1">void preenchePlayer(Player *p):</text:span> Preenche o player recebido como parâmetro por referencia com os dados iniciais necessários para que o jogo se inicie;</text:p>
        </text:list-item>
        <text:list-item>
          <text:p text:style-name="P3"><text:span text:style-name="T1">void preencheInimigo(Inimigo *p, Player p1):</text:span> Faz a mesma coisa que a função anterior, com a diferença que esta preenche os inimigos do jogo. Se difere também no fato de que as posições dos inimigos são aleatorizadas, de maneira que, caso a posição já seja ocupada pelo player recebido como parâmetro ou a posição seja um bloco sólido, a posição é randomizada novamente;</text:p>
        </text:list-item>
        <text:list-item>
          <text:p text:style-name="P3"><text:span text:style-name="T1">int testaColisao(Posicao p):</text:span> Esta função é responsável por testar a colisão na posição passada como parâmetro. Basicamente, de acordo com a posição x e y passada, é feita uma conta(divide-se o x e o y pelo tamanho dos blocos) para se descobrir que em que entrada da matriz de tiles se encontra. Se esta entrada for um dos blocos sólidos do jogo, a função retorna 1, caso contrário retorna 0;</text:p>
        </text:list-item>
        <text:list-item>
          <text:p text:style-name="P3"><text:soft-page-break/><text:span text:style-name="T1">void randomBlocks(Player p1):</text:span> Randomiza as posições dos blocos destrutíveis na matriz superior. Se constitui de um laço for que randomiza n vezes a linha e a coluna da matriz onde será posto um bloco, e um laço while que continua randomizando a linha e a coluna enquanto a entrada correspondente na matriz superior não seja um bloco sólido na matriz base, ou o bloco destrutível esteja muito próximo da posição do player recebido como parâmetro;</text:p>
        </text:list-item>
        <text:list-item>
          <text:p text:style-name="P3"><text:span text:style-name="T1">void movimenta(Player *p):</text:span> Responsável por movimentar o player(pode ser um inimigo) recebido como parâmetro. A movimentação é feita a partir de 4 propriedades, a direção X ou Y do movimento, a velocidade do movimento, e o quanto o player já se moveu. As direções X e Y(não ao mesmo tempo) são definidas como 1 ou -1 a medida que o jogo acontece, seja aleatoriamente, como no caso dos inimigos, ou com de acordo com as teclas apertadas, como no caso do jogador. Então tudo que a função faz, é incrementar na posição x e y do player, sua direção x ou y multiplicada pela sua velocidade. Além disso, a função limita o movimento do player para que ele somente se mova um bloco por vez. Assim, toda vez que é chamada, a função incrementa a propriedade moveu do player com o quanto ele se moveu com a chamada, e, caso o player tenha se movido o tamanho de um bloco, ele para de se mover (propriedade movendo igual a 0);</text:p>
        </text:list-item>
        <text:list-item>
          <text:p text:style-name="P3"><text:span text:style-name="T1">int eraUmBloco(Posicao p):</text:span> Testa se o tile na posição p do mapa, é um dos tiles relacionados ao bloco destrutível;</text:p>
        </text:list-item>
        <text:list-item>
          <text:p text:style-name="P3"><text:span text:style-name="T1">void explodeBomba(Bomba b):</text:span> É responsável por fazer com que a bomba exploda e/ou alastre seu fogo. Recebe uma bomba como parâmetro e se constitui de um laço for que roda i=alcanceDaBomba vezes. A cada iteração do laço, é checada a posição em que a bomba se encontra no mapa de tiles superior, e são testadas as posições no mapa em volta da bomba, a esquerda, a direita, em cima e embaixo. Então, todos os i blocos a direita da bomba, por exemplo, são possíveis de serem explodidos. A cada bloco onde o alcance da bomba atinge, é testado se é um bloco sem colisão, se sim, este tile, na matriz superior, vira um tile de fogo. Caso for encontrado um tile de colisão,o fogo para de se alastrar nessa direção. Também é testado se o tile em questão é/era um bloco destrutível com a função eraUmBloco, se sim, o bloco é destruído, e o fogo para de se alastrar naquela direção.</text:p>
        </text:list-item>
        <text:list-item>
          <text:p text:style-name="P3"><text:span text:style-name="T1">void apagaFogo(Bomba b):</text:span> Funciona de maneira similar a última função, com a diferença de que, em vez de o setar as entradas da matriz superior com tiles de fogo, elas são alteradas para 0(sem tile). Além disso, se for encontrado um tile que era um bloco destrutível, em vez de alterar pra zero, é chamada a função randomItems para criar a possibilidade de surgir um item naquela posição;</text:p>
        </text:list-item>
        <text:list-item>
          <text:p text:style-name="P3"><text:span text:style-name="T1">int randomItems():</text:span> Primeiramente randomiza um numero inteiro de 1 a 3. Caso este número seja 1(33% de chance), retornado um numero aleatório de 25 a 28(tiles de itens), caso contrário retorna 0;</text:p>
        </text:list-item>
        <text:list-item>
          <text:p text:style-name="P3"><text:span text:style-name="T1">int checkFire(Posicao p):</text:span> Checa se a posição p corresponde na matriz superior, a um tile de fogo, se sim retorna 1, caso contrário, retorna 0;</text:p>
        </text:list-item>
        <text:list-item>
          <text:p text:style-name="P3"><text:span text:style-name="T1">int checkKill(Player p, Inimigo i):</text:span> Checa se a posição do player recebido é igual a posição do inimigo recebido, se sim retorna 1, caso contrário, retorna 0;</text:p>
        </text:list-item>
        <text:list-item>
          <text:p text:style-name="P3"><text:span text:style-name="T1">void powerUp(Player *p):</text:span> Cacula a posição em que o player, recebido como parâmetro por referência, está na matriz de tiles superior. Caso seja um tile de item, o seu efeito é aplicado no player;</text:p>
        </text:list-item>
        <text:list-item>
          <text:p text:style-name="P3"><text:span text:style-name="T1">int tryTurn(Inimigo *i):</text:span> Esta função é responsável por fazer com que o inimigo, recebido como parãmetro por referência, vire para a <text:soft-page-break/>sua esquerda ou sua direita, randomicamente. Primeiramente, as direções do inimigo são trocadas, a direção X vira a direção Y e vice versa, e randomicamente, o sentido dessas direções pode ser invertido ou não. Dessa maneira, por exemplo, se o inimigo estava aumentando seu X, agora o inimigo se vira e está se movendo em Y agora, com sentido aleatório. É testado se o inimigo colidirá se mover nesta nova direção, se não, o inimigo se move e a função retorna 1, se sim, o sentido é invertido e é testada a colisão novamente, se o inimigo não colidir, o inimigo se move e a função retorna 1, se sim, o inimigo não pode se virar para nenhum dos seus lados, então ele se moverá pra frente e a função retorna 0;</text:p>
        </text:list-item>
        <text:list-item>
          <text:p text:style-name="P3"><text:span text:style-name="T1">char* cat(char *x, char *y, int tx, int ty)</text:span>: Esta função concatena as duas strings recebidas como parâmetro e retorna a nova string com a combinaçã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date>2016-07-06T17:30:22.599605896</dc:date>
    <dc:creator>Matheus </dc:creator>
    <meta:editing-duration>PT2M48S</meta:editing-duration>
    <meta:editing-cycles>2</meta:editing-cycles>
    <meta:document-statistic meta:table-count="0" meta:image-count="0" meta:object-count="0" meta:page-count="4" meta:paragraph-count="36" meta:word-count="1929" meta:character-count="11032" meta:non-whitespace-character-count="9137"/>
  </office:meta>
</office:document-meta>
</file>